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174b2d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174b2d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174b2d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174b2d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174b2d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174b2d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174b2d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174b2d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174b2d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174b2d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174b2d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174b2d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174b2d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174b2d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174b2d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174b2d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174b2d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1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2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MEDIA GENERAL" text:table-type="table" text:column-name="NOMBRES Y APELLIDOS ESTUDIANTE" text:database-name="DATA GENERAL 2023-2024">Oswaldo Jose Belmonte Vegas</text:database-display></text:span><text:span text:style-name="T10">,</text:span><text:span text:style-name="T11"> </text:span><text:span text:style-name="T3">natural del estado </text:span><text:span text:style-name="T7"><text:database-display text:table-name="MATRÍCULA MEDIA GENERAL" text:table-type="table" text:column-name="MUNICIPIO" text:database-name="DATA GENERAL 2023-2024">Maturín</text:database-display></text:span><text:span text:style-name="T10">,</text:span><text:span text:style-name="T3"> quien nació el </text:span><text:span text:style-name="T7"><text:database-display text:table-name="MATRÍCULA MEDIA GENERAL" text:table-type="table" text:column-name="FECHA DE &#10;NACIMIENTO" text:database-name="DATA GENERAL 2023-2024">31/1/2007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MEDIA GENERAL" text:table-type="table" text:column-name="CEDULA DE IDENTIDAD" text:database-name="DATA GENERAL 2023-2024">32161098</text:database-display></text:span><text:span text:style-name="T6">,</text:span><text:span text:style-name="T3"> cursa sus estudios de </text:span><text:span text:style-name="T7"><text:database-display text:table-name="MATRÍCULA MEDIA GENERAL" text:table-type="table" text:column-name="GRADO O AÑO" text:database-name="DATA GENERAL 2023-2024">5TO AÑO</text:database-display></text:span><text:span text:style-name="T3"><text:s/>del nivel de </text:span><text:span text:style-name="T8"><text:database-display text:table-name="MATRÍCULA MEDIA GENERAL" text:table-type="table" text:column-name="NIVEL" text:database-name="DATA GENERAL 2023-2024">Educación Media General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MEDIA GENERAL" text:table-type="table" text:column-name="Nombres y Apellidos Representante" text:database-name="DATA GENERAL 2023-2024">Pedro Rafael Belmonte Febres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MEDIA GENERAL" text:table-type="table" text:column-name="CÉDULA DE &#10;IDENTIDAD" text:database-name="DATA GENERAL 2023-2024">12792738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0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57:46.243000000</dc:date>
    <meta:print-date>1969-12-31T20:00:00</meta:print-date>
    <meta:editing-cycles>11</meta:editing-cycles>
    <meta:editing-duration>PT1H9M30S</meta:editing-duration>
    <meta:document-statistic meta:table-count="0" meta:image-count="3" meta:object-count="0" meta:page-count="1" meta:paragraph-count="15" meta:word-count="177" meta:character-count="1165" meta:non-whitespace-character-count="998"/>
    <meta:template xlink:type="simple" xlink:actuate="onRequest" xlink:title="Normal" xlink:href=""/>
  </office:meta>
</office:document-meta>
</file>